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c62b"/>
    </style:style>
    <style:style style:name="P2" style:family="paragraph" style:parent-style-name="Text_20_body" style:list-style-name="L6">
      <style:text-properties officeooo:paragraph-rsid="001dc62b"/>
    </style:style>
    <style:style style:name="P3" style:family="paragraph" style:parent-style-name="Text_20_body" style:list-style-name="L6">
      <style:text-properties officeooo:paragraph-rsid="001e7334"/>
    </style:style>
    <style:style style:name="P4" style:family="paragraph" style:parent-style-name="Text_20_body" style:list-style-name="L6">
      <style:text-properties officeooo:paragraph-rsid="0020398d"/>
    </style:style>
    <style:style style:name="P5" style:family="paragraph" style:parent-style-name="Text_20_body" style:list-style-name="L7">
      <style:text-properties officeooo:paragraph-rsid="001dc62b"/>
    </style:style>
    <style:style style:name="P6" style:family="paragraph" style:parent-style-name="Text_20_body" style:list-style-name="L6">
      <style:text-properties officeooo:rsid="001e7334" officeooo:paragraph-rsid="001e7334"/>
    </style:style>
    <style:style style:name="P7" style:family="paragraph" style:parent-style-name="Text_20_body" style:list-style-name="L6">
      <style:text-properties officeooo:rsid="0020398d" officeooo:paragraph-rsid="0020398d"/>
    </style:style>
    <style:style style:name="P8" style:family="paragraph" style:parent-style-name="Text_20_body" style:list-style-name="L6">
      <style:text-properties officeooo:rsid="0020398d" officeooo:paragraph-rsid="0021c54c"/>
    </style:style>
    <style:style style:name="P9" style:family="paragraph" style:list-style-name="L5"/>
    <style:style style:name="T1" style:family="text">
      <style:text-properties officeooo:rsid="001e7334"/>
    </style:style>
    <style:style style:name="T2" style:family="text">
      <style:text-properties officeooo:rsid="001f4263"/>
    </style:style>
    <style:style style:name="T3" style:family="text">
      <style:text-properties officeooo:rsid="002027b5"/>
    </style:style>
    <style:style style:name="T4" style:family="text">
      <style:text-properties officeooo:rsid="0021c54c"/>
    </style:style>
    <style:style style:name="T5" style:family="text">
      <style:text-properties officeooo:rsid="0022b1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Демон wliotproxyd предназначен для подключения устройств, сбора данных и управления устройствами. Для взаимодействия с устройствами используется текстовый протокол, описанный в документе "Описание протокола взаимодействия между устройствами.odt".</text:p>
      <text:p text:style-name="Text_20_body"><text:line-break/>Для сборки и установки демона требуется:</text:p>
      <text:list xml:id="list2990042585895936977" text:style-name="L5">
        <text:list-item>
          <text:p>Библиотеки Qt версии 5.4 и выше, в том числе модули xmlpatterns, serialport, xml, network.</text:p>
        </text:list-item>
        <text:list-item>
          <text:p>Система сборки qbs</text:p>
        </text:list-item>
      </text:list>
      <text:p text:style-name="P1">Порядок установки:</text:p>
      <text:list xml:id="list96839700394773708" text:style-name="L6">
        <text:list-item>
          <text:p text:style-name="P2">Скачать архив и распаковать его <text:a xlink:type="simple" xlink:href="http://wl.unn.ru/ftp/public/IoT/Alterozoom/ArduinoRpc.zip" text:style-name="Internet_20_link" text:visited-style-name="Visited_20_Internet_20_Link">http://wl.unn.ru/ftp/public/IoT/Alterozoom/ArduinoRpc.zip</text:a></text:p>
        </text:list-item>
        <text:list-item>
          <text:p text:style-name="P2">Зайти из командной строки в директорию IotProxyServer и выполнить сборку с помощью qbs (команда "qbs build release"). После сборки появится директория с названием qtc_5_4_2_sy_8bd6a360-release или похожим (начинающимся с qtc_ или qbs_).</text:p>
        </text:list-item>
        <text:list-item>
          <text:p text:style-name="P6">Получить права пользователя root ("su" или "sudo /bin/bash")</text:p>
        </text:list-item>
        <text:list-item>
          <text:p text:style-name="P4"><text:span text:style-name="T5">При первоначальной установке:</text:span></text:p>
          <text:list>
            <text:list-item>
              <text:p text:style-name="P4">Выполнить "qbs install --install-root /" для установки приложения.</text:p>
            </text:list-item>
            <text:list-item>
              <text:p text:style-name="P3"><text:span text:style-name="T1">Выполнить "cp -R IotProxyServerApp/to_install/* /"</text:span></text:p>
            </text:list-item>
            <text:list-item>
              <text:p text:style-name="P3">Отредактровать файл /etc/wliotproxyd.ini</text:p>
            </text:list-item>
            <text:list-item>
              <text:p text:style-name="P4"><text:span text:style-name="T1">Для</text:span> директори<text:span text:style-name="T1">и</text:span> /var/lib/wliotproxyd <text:span text:style-name="T3">рекурсивно</text:span> установить <text:span text:style-name="T1">владельцем</text:span> того пользователя, который указан в /etc/wliotproxyd.ini <text:span text:style-name="T3">(+ дополнительно сменить группу)</text:span></text:p>
            </text:list-item>
            <text:list-item>
              <text:p text:style-name="P4">Выполнить "systemctl enable wliotproxyd" и "systemctl start wlitproxyd".</text:p>
            </text:list-item>
          </text:list>
        </text:list-item>
        <text:list-item>
          <text:p text:style-name="P7">При обновлении:</text:p>
          <text:list>
            <text:list-item>
              <text:p text:style-name="P7">Выполнить "systemctl stop wliotproxyd"</text:p>
            </text:list-item>
            <text:list-item>
              <text:p text:style-name="P7">Выполнить "qbs install --install-root /" для обновления приложения.</text:p>
            </text:list-item>
            <text:list-item>
              <text:p text:style-name="P8">Выполнить "systemctl st<text:span text:style-name="T4">art</text:span> wliotproxyd"</text:p>
            </text:list-item>
          </text:list>
        </text:list-item>
      </text:list>
      <text:p text:style-name="P1">Подключение устройств к серверу IoT от Alterozoom.</text:p>
      <text:list xml:id="list5949230633638514887" text:style-name="L7">
        <text:list-item>
          <text:p text:style-name="P5">Установить и настроить iotkit-agent по инструкции (<text:a xlink:type="simple" xlink:href="https://alterozoom.com/ru/documents/19195.html" text:style-name="Internet_20_link" text:visited-style-name="Visited_20_Internet_20_Link">https://alterozoom.com/ru/documents/19195.html</text:a>)</text:p>
        </text:list-item>
        <text:list-item>
          <text:p text:style-name="P5">Подключить устройства, запустить wliotproxyd.</text:p>
        </text:list-item>
        <text:list-item>
          <text:p text:style-name="P5">Подключить нужные датчики с устройств к базе данных wliotproxyd команд "wliotproxy add_storage …" (см. "wliotproxy --help" для списка команд, "wliotproxy --help &lt;command&gt;" <text:s/>для получения информации по команде).</text:p>
        </text:list-item>
        <text:list-item>
          <text:p text:style-name="P5"><text:soft-page-break/>Привязать датчики к iotkit-agent с помощью команды "wliotproxy bind_storage ...", предварительно создав для них компоненты в iotkit-agent.</text:p>
        </text:list-item>
      </text:list>
      <text:p text:style-name="Text_20_body">Пример подключения устройства. Есть устройство с идентификатором {56d781fa-82a3-4f05-b196-f5532dbc29ed} и сенсорами "tempature1" и "humidity1" (например, Arduino с датчиком dht11).<text:line-break/>Выполняем следующие команды:<text:line-break/>$ iotkit-admin register iotkit_temperature_sensor temperature.v1.0<text:line-break/>$ wliotproxy add_storage {56d781fa-82a3-4f05-b196-f5532dbc29ed} tempature1 continuous add_global_time<text:line-break/>$ wliotproxy bind_storage iotkit-agent {56d781fa-82a3-4f05-b196-f5532dbc29ed} tempature1 sensor_name:iotkit_temperature_senso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ч Андреевич Беспалов</meta:initial-creator>
    <meta:creation-date>2017-08-18T16:23:33.003726022</meta:creation-date>
    <dc:date>2018-08-08T11:33:10.496501635</dc:date>
    <dc:creator>Денич Андреевич Беспалов</dc:creator>
    <meta:editing-duration>PT18M16S</meta:editing-duration>
    <meta:editing-cycles>21</meta:editing-cycles>
    <meta:generator>LibreOffice/4.4.7.2$Linux_x86 LibreOffice_project/40$Build-2</meta:generator>
    <meta:document-statistic meta:table-count="0" meta:image-count="0" meta:object-count="0" meta:page-count="2" meta:paragraph-count="24" meta:word-count="282" meta:character-count="2458" meta:non-whitespace-character-count="2217"/>
  </office:meta>
</office:document-meta>
</file>